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gency FB" svg:font-family="'Agency FB'" style:font-family-generic="roman" style:font-pitch="variable"/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4.526cm"/>
        </style:tab-stops>
      </style:paragraph-properties>
      <style:text-properties style:font-name="Arial" fo:font-size="15pt" fo:language="fr" fo:country="FR" fo:font-weight="bold" style:font-size-asian="15pt" style:font-weight-asian="bold" style:font-name-complex="Arial1" style:font-size-complex="15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526cm"/>
        </style:tab-stops>
      </style:paragraph-properties>
      <style:text-properties style:font-name="Arial" fo:font-size="15pt" fo:language="fr" fo:country="FR" fo:font-weight="bold" style:font-size-asian="15pt" style:font-weight-asian="bold" style:font-name-complex="Arial1" style:font-size-complex="15pt"/>
    </style:style>
    <style:style style:name="P3" style:family="paragraph" style:parent-style-name="Standard">
      <style:paragraph-properties fo:text-align="center" style:justify-single-word="false">
        <style:tab-stops>
          <style:tab-stop style:position="14.526cm"/>
        </style:tab-stops>
      </style:paragraph-properties>
      <style:text-properties style:font-name="Arial" fo:font-size="15pt" fo:language="fr" fo:country="FR" officeooo:rsid="001ec981" officeooo:paragraph-rsid="001ec981" style:font-size-asian="15pt" style:font-name-complex="Arial1" style:font-size-complex="15pt"/>
    </style:style>
    <style:style style:name="P4" style:family="paragraph" style:parent-style-name="Standard">
      <style:text-properties style:font-name="Agency FB" fo:font-size="15pt" fo:language="fr" fo:country="FR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Agency FB" fo:font-size="15pt" fo:language="fr" fo:country="FR" style:font-size-asian="15pt" style:font-size-complex="15pt"/>
    </style:style>
    <style:style style:name="P6" style:family="paragraph" style:parent-style-name="Standard">
      <style:text-properties style:font-name="Agency FB" fo:font-size="15pt" fo:language="fr" fo:country="FR" fo:font-weight="bold" style:font-size-asian="15pt" style:font-weight-asian="bold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Agency FB" fo:font-size="15pt" fo:language="fr" fo:country="FR" fo:font-weight="bold" style:font-size-asian="15pt" style:font-weight-asian="bold" style:font-size-complex="15pt"/>
    </style:style>
    <style:style style:name="P8" style:family="paragraph" style:parent-style-name="Standard">
      <style:text-properties style:font-name="Agency FB" fo:font-size="15pt" fo:language="fr" fo:country="FR" fo:font-weight="bold" officeooo:rsid="0019f834" style:font-size-asian="15pt" style:font-weight-asian="bold" style:font-size-complex="15pt"/>
    </style:style>
    <style:style style:name="P9" style:family="paragraph" style:parent-style-name="Standard">
      <style:text-properties style:font-name="Agency FB" fo:font-size="18pt" fo:language="fr" fo:country="FR" style:text-underline-style="solid" style:text-underline-width="auto" style:text-underline-color="font-color" style:font-size-asian="18pt" style:font-size-complex="18pt"/>
    </style:style>
    <style:style style:name="P10" style:family="paragraph" style:parent-style-name="Standard">
      <style:text-properties style:font-name="Agency FB" fo:font-size="14pt" fo:language="fr" fo:country="FR" officeooo:rsid="0019081f" style:font-size-asian="14pt" style:font-size-complex="14pt"/>
    </style:style>
    <style:style style:name="P11" style:family="paragraph" style:parent-style-name="Standard">
      <style:text-properties style:font-name="Agency FB" fo:font-size="14pt" fo:language="fr" fo:country="FR" officeooo:rsid="00193a02" officeooo:paragraph-rsid="00193a02" style:font-size-asian="12.25pt" style:font-size-complex="14pt"/>
    </style:style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14.526cm"/>
        </style:tab-stops>
      </style:paragraph-properties>
      <style:text-properties fo:font-size="15pt" style:font-size-asian="15pt" style:font-size-complex="15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4.526cm"/>
        </style:tab-stops>
      </style:paragraph-properties>
      <style:text-properties fo:font-size="15pt" officeooo:paragraph-rsid="001ec981" style:font-size-asian="15pt" style:font-size-complex="15pt"/>
    </style:style>
    <style:style style:name="P16" style:family="paragraph" style:parent-style-name="Standard">
      <style:text-properties fo:font-size="15pt" officeooo:rsid="00193a02" officeooo:paragraph-rsid="00193a02" style:font-size-asian="15pt" style:font-size-complex="15pt"/>
    </style:style>
    <style:style style:name="P17" style:family="paragraph" style:parent-style-name="Standard">
      <style:text-properties fo:font-size="15pt" officeooo:paragraph-rsid="00226607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fo:font-size="15pt" fo:language="fr" fo:country="FR" style:font-size-asian="15pt" style:font-size-complex="15pt"/>
    </style:style>
    <style:style style:name="P19" style:family="paragraph" style:parent-style-name="Standard">
      <style:text-properties fo:font-size="14pt" officeooo:rsid="0019f834" officeooo:paragraph-rsid="0019f834" style:font-size-asian="12.25pt" style:font-size-complex="14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5pt" officeooo:paragraph-rsid="001ec981" style:font-size-asian="15pt" style:font-size-complex="15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5pt" fo:language="fr" fo:country="FR" officeooo:paragraph-rsid="001ec981" style:font-size-asian="15pt" style:font-size-complex="15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lgerian" fo:font-size="15pt" fo:language="fr" fo:country="FR" officeooo:paragraph-rsid="001ec981" style:font-size-asian="15pt" style:font-size-complex="15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5pt" fo:language="fr" fo:country="FR" fo:font-weight="bold" officeooo:paragraph-rsid="001ec981" style:font-size-asian="15pt" style:font-weight-asian="bold" style:font-name-complex="Arial1" style:font-size-complex="15pt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font-size="15pt" officeooo:rsid="0019f834" officeooo:paragraph-rsid="001b51f5" style:font-size-asian="15pt" style:font-size-complex="15pt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fo:font-size="15pt" fo:font-weight="normal" officeooo:rsid="001b51f5" officeooo:paragraph-rsid="001b51f5" style:font-size-asian="15pt" style:font-weight-asian="normal" style:font-size-complex="15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font-size="15pt" fo:font-weight="normal" officeooo:rsid="0019f834" officeooo:paragraph-rsid="001b51f5" style:font-size-asian="15pt" style:font-weight-asian="normal" style:font-size-complex="15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gency FB" fo:font-size="15pt" fo:language="fr" fo:country="FR" style:font-size-asian="15pt" style:font-size-complex="15pt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gency FB" fo:font-size="15pt" fo:language="fr" fo:country="FR" fo:font-weight="bold" officeooo:rsid="0019f834" officeooo:paragraph-rsid="0019f834" style:font-size-asian="15pt" style:font-weight-asian="bold" style:font-size-complex="15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gency FB" fo:font-size="15pt" fo:language="fr" fo:country="FR" fo:font-weight="bold" officeooo:rsid="0019f834" officeooo:paragraph-rsid="001b51f5" style:font-size-asian="15pt" style:font-weight-asian="bold" style:font-size-complex="15pt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gency FB" fo:font-size="14pt" fo:language="fr" fo:country="FR" fo:font-weight="bold" officeooo:rsid="001b51f5" officeooo:paragraph-rsid="0019f834" style:font-size-asian="12.25pt" style:font-weight-asian="bold" style:font-size-complex="14pt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gency FB" fo:font-size="14pt" fo:language="fr" fo:country="FR" fo:font-weight="bold" officeooo:rsid="001b51f5" officeooo:paragraph-rsid="001b51f5" style:font-size-asian="12.25pt" style:font-weight-asian="bold" style:font-size-complex="14pt" style:font-weight-complex="bold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gency FB" fo:font-size="14pt" fo:language="fr" fo:country="FR" fo:font-weight="normal" officeooo:rsid="001b51f5" officeooo:paragraph-rsid="001b51f5" style:font-size-asian="12.25pt" style:font-weight-asian="normal" style:font-size-complex="14pt" style:font-weight-complex="normal"/>
    </style:style>
    <style:style style:name="P34" style:family="paragraph" style:parent-style-name="List_20_Paragraph">
      <style:text-properties style:font-name="Agency FB" fo:font-size="15pt" fo:language="fr" fo:country="FR" style:font-size-asian="15pt" style:font-size-complex="15pt"/>
    </style:style>
    <style:style style:name="P35" style:family="paragraph" style:parent-style-name="List_20_Paragraph">
      <style:text-properties style:font-name="Agency FB" fo:font-size="15pt" fo:language="fr" fo:country="FR" fo:font-weight="bold" style:font-size-asian="15pt" style:font-weight-asian="bold" style:font-size-complex="15pt"/>
    </style:style>
    <style:style style:name="P36" style:family="paragraph" style:parent-style-name="List_20_Paragraph">
      <style:text-properties style:font-name="Agency FB" fo:font-size="15pt" fo:language="fr" fo:country="FR" fo:font-weight="bold" officeooo:rsid="001bce70" officeooo:paragraph-rsid="001bce70" style:font-size-asian="15pt" style:font-weight-asian="bold" style:font-size-complex="15pt"/>
    </style:style>
    <style:style style:name="P37" style:family="paragraph" style:parent-style-name="List_20_Paragraph">
      <style:text-properties style:font-name="Agency FB" fo:font-size="15pt" style:font-size-asian="15pt" style:font-size-complex="15pt"/>
    </style:style>
    <style:style style:name="P38" style:family="paragraph" style:parent-style-name="List_20_Paragraph">
      <style:text-properties style:font-name="Agency FB" fo:font-size="18pt" fo:language="fr" fo:country="FR" fo:font-weight="bold" style:font-size-asian="18pt" style:font-weight-asian="bold" style:font-size-complex="18pt"/>
    </style:style>
    <style:style style:name="P39" style:family="paragraph" style:parent-style-name="List_20_Paragraph">
      <style:text-properties fo:font-size="15pt" style:font-size-asian="15pt" style:font-size-complex="15pt"/>
    </style:style>
    <style:style style:name="P40" style:family="paragraph" style:parent-style-name="List_20_Paragraph">
      <style:text-properties fo:font-size="15pt" officeooo:paragraph-rsid="001bce70" style:font-size-asian="15pt" style:font-size-complex="15pt"/>
    </style:style>
    <style:style style:name="P41" style:family="paragraph" style:parent-style-name="List_20_Paragraph">
      <style:text-properties fo:font-size="14pt" officeooo:rsid="001bce70" officeooo:paragraph-rsid="001bce70" style:font-size-asian="12.25pt" style:font-size-complex="14pt"/>
    </style:style>
    <style:style style:name="P42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Algerian" fo:font-size="14pt" fo:language="fr" fo:country="FR" fo:font-weight="bold" officeooo:paragraph-rsid="001ec981" style:font-size-asian="14pt" style:font-weight-asian="bold" style:font-size-complex="14pt"/>
    </style:style>
    <style:style style:name="P43" style:family="paragraph" style:parent-style-name="Standard">
      <style:paragraph-properties fo:margin-left="1.27cm" fo:margin-right="0cm" fo:text-align="center" style:justify-single-word="false" fo:text-indent="0cm" style:auto-text-indent="false">
        <style:tab-stops>
          <style:tab-stop style:position="14.526cm"/>
        </style:tab-stops>
      </style:paragraph-properties>
      <style:text-properties style:font-name="Arial" fo:font-size="15pt" fo:language="fr" fo:country="FR" officeooo:rsid="001ec981" officeooo:paragraph-rsid="001ec981" style:font-size-asian="15pt" style:font-name-complex="Arial1" style:font-size-complex="15pt"/>
    </style:style>
    <style:style style:name="P44" style:family="paragraph" style:parent-style-name="Standard">
      <style:paragraph-properties fo:text-align="center" style:justify-single-word="false"/>
      <style:text-properties style:font-name="Agency FB" fo:font-size="18pt" fo:language="fr" fo:country="FR" style:font-size-asian="18pt" style:font-size-complex="18pt"/>
    </style:style>
    <style:style style:name="P45" style:family="paragraph" style:parent-style-name="List_20_Paragraph" style:list-style-name="WWNum1">
      <style:text-properties fo:font-size="15pt" style:font-size-asian="15pt" style:font-size-complex="15pt"/>
    </style:style>
    <style:style style:name="P46" style:family="paragraph" style:parent-style-name="Preformatted_20_Text">
      <style:paragraph-properties fo:margin-top="0cm" fo:margin-bottom="0.499cm" loext:contextual-spacing="false"/>
      <style:text-properties loext:padding="0cm" loext:border="none"/>
    </style:style>
    <style:style style:name="P47" style:family="paragraph" style:parent-style-name="Preformatted_20_Text" style:master-page-name="Standard">
      <style:paragraph-properties fo:text-align="center" style:justify-single-word="false" style:page-number="auto"/>
      <style:text-properties style:font-name="Agency FB" fo:font-size="18pt" fo:language="fr" fo:country="FR" style:font-size-asian="18pt" style:font-size-complex="18pt" loext:padding="0cm" loext:border="none"/>
    </style:style>
    <style:style style:name="T1" style:family="text">
      <style:text-properties style:font-name="Algerian" fo:language="fr" fo:country="FR" fo:font-weight="bold" style:font-weight-asian="bold"/>
    </style:style>
    <style:style style:name="T2" style:family="text">
      <style:text-properties style:font-name="Algerian" fo:language="fr" fo:country="FR" style:font-name-complex="Arial1"/>
    </style:style>
    <style:style style:name="T3" style:family="text">
      <style:text-properties style:font-name="Algerian" fo:language="fr" fo:country="FR" officeooo:rsid="002f3566" style:font-name-complex="Arial1"/>
    </style:style>
    <style:style style:name="T4" style:family="text">
      <style:text-properties style:font-name="Algerian" fo:font-size="13pt" fo:language="fr" fo:country="FR" fo:font-weight="bold" style:font-size-asian="13pt" style:font-weight-asian="bold" style:font-size-complex="13pt"/>
    </style:style>
    <style:style style:name="T5" style:family="text">
      <style:text-properties style:font-name="Algerian" fo:font-size="13pt" fo:language="fr" fo:country="FR" fo:font-weight="bold" officeooo:rsid="002f3566" style:font-size-asian="13pt" style:font-weight-asian="bold" style:font-size-complex="13pt"/>
    </style:style>
    <style:style style:name="T6" style:family="text">
      <style:text-properties fo:language="fr" fo:country="FR"/>
    </style:style>
    <style:style style:name="T7" style:family="text">
      <style:text-properties style:font-name="Arial" fo:language="fr" fo:country="FR" style:font-name-complex="Arial1"/>
    </style:style>
    <style:style style:name="T8" style:family="text">
      <style:text-properties style:font-name="Arial" fo:language="fr" fo:country="FR" officeooo:rsid="001ec981" style:font-name-complex="Arial1"/>
    </style:style>
    <style:style style:name="T9" style:family="text">
      <style:text-properties style:font-name="Arial" fo:language="fr" fo:country="FR" fo:font-style="italic" style:font-style-asian="italic" style:font-name-complex="Arial1"/>
    </style:style>
    <style:style style:name="T10" style:family="text">
      <style:text-properties style:font-name="Arial" fo:language="fr" fo:country="FR" fo:font-weight="bold" style:font-weight-asian="bold" style:font-name-complex="Arial1"/>
    </style:style>
    <style:style style:name="T11" style:family="text">
      <style:text-properties style:font-name="Arial" fo:language="fr" fo:country="FR" style:text-underline-style="solid" style:text-underline-width="auto" style:text-underline-color="font-color" fo:font-weight="bold" style:font-weight-asian="bold" style:font-name-complex="Arial1"/>
    </style:style>
    <style:style style:name="T12" style:family="text">
      <style:text-properties style:font-name="Arial" fo:language="fr" fo:country="FR" style:text-underline-style="none" fo:font-weight="bold" style:font-weight-asian="bold" style:font-name-complex="Arial1"/>
    </style:style>
    <style:style style:name="T13" style:family="text">
      <style:text-properties style:font-name="Arial" fo:language="fr" fo:country="FR" style:text-underline-style="none" fo:font-weight="bold" officeooo:rsid="002f3566" style:font-weight-asian="bold" style:font-name-complex="Arial1"/>
    </style:style>
    <style:style style:name="T14" style:family="text">
      <style:text-properties style:font-name="Agency FB" fo:font-size="18pt" fo:language="fr" fo:country="FR" style:font-size-asian="18pt" style:font-size-complex="18pt"/>
    </style:style>
    <style:style style:name="T15" style:family="text">
      <style:text-properties style:font-name="Agency FB" fo:language="fr" fo:country="FR"/>
    </style:style>
    <style:style style:name="T16" style:family="text">
      <style:text-properties style:font-name="Agency FB" fo:language="fr" fo:country="FR" fo:font-weight="bold" style:font-weight-asian="bold"/>
    </style:style>
    <style:style style:name="T17" style:family="text">
      <style:text-properties style:font-name="Agency FB" fo:language="fr" fo:country="FR" fo:font-weight="bold" officeooo:rsid="0019081f" style:font-weight-asian="bold"/>
    </style:style>
    <style:style style:name="T18" style:family="text">
      <style:text-properties style:font-name="Agency FB" fo:language="fr" fo:country="FR" fo:font-weight="bold" officeooo:rsid="001bce70" style:font-weight-asian="bold"/>
    </style:style>
    <style:style style:name="T19" style:family="text">
      <style:text-properties style:font-name="Agency FB" fo:language="fr" fo:country="FR" style:text-underline-style="solid" style:text-underline-width="auto" style:text-underline-color="font-color" fo:font-weight="bold" style:font-weight-asian="bold"/>
    </style:style>
    <style:style style:name="T20" style:family="text">
      <style:text-properties style:font-name="Agency FB" fo:language="fr" fo:country="FR" style:text-underline-style="solid" style:text-underline-width="auto" style:text-underline-color="font-color" fo:font-weight="bold" officeooo:rsid="001b51f5" style:font-weight-asian="bold"/>
    </style:style>
    <style:style style:name="T21" style:family="text">
      <style:text-properties style:font-name="Agency FB" fo:language="fr" fo:country="FR" officeooo:rsid="0019081f"/>
    </style:style>
    <style:style style:name="T22" style:family="text">
      <style:text-properties style:font-name="Agency FB" fo:language="fr" fo:country="FR" fo:font-weight="normal" style:font-weight-asian="normal" style:font-weight-complex="normal"/>
    </style:style>
    <style:style style:name="T23" style:family="text">
      <style:text-properties style:font-name="Agency FB" fo:language="fr" fo:country="FR" officeooo:rsid="001b51f5"/>
    </style:style>
    <style:style style:name="T24" style:family="text">
      <style:text-properties style:font-name="Agency FB" fo:language="fr" fo:country="FR" officeooo:rsid="001bce70"/>
    </style:style>
    <style:style style:name="T25" style:family="text">
      <style:text-properties style:font-name="Agency FB" fo:language="fr" fo:country="FR" officeooo:rsid="00226607"/>
    </style:style>
    <style:style style:name="T26" style:family="text">
      <style:text-properties style:font-name="Agency FB" fo:language="fr" fo:country="FR" officeooo:rsid="0025518d"/>
    </style:style>
    <style:style style:name="T27" style:family="text">
      <style:text-properties style:font-name="Agency FB" fo:font-size="14pt" fo:language="fr" fo:country="FR" officeooo:rsid="001754b2" style:font-size-asian="14pt" style:font-size-complex="14pt"/>
    </style:style>
    <style:style style:name="T28" style:family="text">
      <style:text-properties style:font-name="Agency FB" fo:font-size="14pt" fo:language="fr" fo:country="FR" officeooo:rsid="0019081f" style:font-size-asian="14pt" style:font-size-complex="14pt"/>
    </style:style>
    <style:style style:name="T29" style:family="text">
      <style:text-properties style:font-name="Agency FB" fo:font-size="14pt" fo:language="fr" fo:country="FR" officeooo:rsid="00226607" style:font-size-asian="14pt" style:font-size-complex="14pt"/>
    </style:style>
    <style:style style:name="T30" style:family="text">
      <style:text-properties style:font-name="Agency FB" fo:font-size="14pt" fo:language="fr" fo:country="FR" style:font-size-asian="12.25pt" style:font-size-complex="14pt"/>
    </style:style>
    <style:style style:name="T31" style:family="text">
      <style:text-properties style:font-name="Agency FB" fo:font-size="14pt" fo:language="fr" fo:country="FR" officeooo:rsid="001bce70" style:font-size-asian="12.25pt" style:font-size-complex="14pt"/>
    </style:style>
    <style:style style:name="T32" style:family="text">
      <style:text-properties style:font-name="Agency FB" fo:font-size="14pt" fo:language="fr" fo:country="FR" officeooo:rsid="00226607" style:font-size-asian="12.25pt" style:font-size-complex="14pt"/>
    </style:style>
    <style:style style:name="T33" style:family="text">
      <style:text-properties style:font-name="Agency FB" fo:font-size="14pt" fo:language="fr" fo:country="FR" fo:font-weight="normal" style:font-size-asian="12.25pt" style:font-weight-asian="normal" style:font-size-complex="14pt" style:font-weight-complex="normal"/>
    </style:style>
    <style:style style:name="T34" style:family="text">
      <style:text-properties style:font-name="Agency FB" fo:font-size="14pt" fo:language="fr" fo:country="FR" fo:font-weight="normal" officeooo:rsid="001b51f5" style:font-size-asian="12.25pt" style:font-weight-asian="normal" style:font-size-complex="14pt" style:font-weight-complex="normal"/>
    </style:style>
    <style:style style:name="T35" style:family="text">
      <style:text-properties officeooo:rsid="002f35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[ </text:p>
      <text:p text:style-name="P46">{"name": "Afghanistan", "code": "AF"}, </text:p>
      <text:p text:style-name="P46">{"name": "land Islands", "code": "AX"}, </text:p>
      <text:p text:style-name="P46">{"name": "Albania", "code": "AL"}, </text:p>
      <text:p text:style-name="P46">{"name": "Algeria", "code": "DZ"}, </text:p>
      <text:p text:style-name="P46">{"name": "American Samoa", "code": "AS"}, </text:p>
      <text:p text:style-name="P46">{"name": "AndorrA", "code": "AD"}, </text:p>
      <text:p text:style-name="P46">{"name": "Angola", "code": "AO"}, </text:p>
      <text:p text:style-name="P46">{"name": "Anguilla", "code": "AI"}, </text:p>
      <text:p text:style-name="P46">{"name": "Antarctica", "code": "AQ"}, </text:p>
      <text:p text:style-name="P46">{"name": "Antigua and Barbuda", "code": "AG"}, </text:p>
      <text:p text:style-name="P46">{"name": "Argentina", "code": "AR"}, </text:p>
      <text:p text:style-name="P46">{"name": "Armenia", "code": "AM"}, </text:p>
      <text:p text:style-name="P46">{"name": "Aruba", "code": "AW"}, </text:p>
      <text:p text:style-name="P46">{"name": "Australia", "code": "AU"}, </text:p>
      <text:p text:style-name="P46">{"name": "Austria", "code": "AT"}, </text:p>
      <text:p text:style-name="P46">{"name": "Azerbaijan", "code": "AZ"}, </text:p>
      <text:p text:style-name="P46">{"name": "Bahamas", "code": "BS"}, </text:p>
      <text:p text:style-name="P46">{"name": "Bahrain", "code": "BH"}, </text:p>
      <text:p text:style-name="P46">{"name": "Bangladesh", "code": "BD"}, </text:p>
      <text:p text:style-name="P46">{"name": "Barbados", "code": "BB"}, </text:p>
      <text:p text:style-name="P46">{"name": "Belarus", "code": "BY"}, </text:p>
      <text:p text:style-name="P46">{"name": "Belgium", "code": "BE"}, </text:p>
      <text:p text:style-name="P46">{"name": "Belize", "code": "BZ"}, </text:p>
      <text:p text:style-name="P46">{"name": "Benin", "code": "BJ"}, </text:p>
      <text:p text:style-name="P46"><text:soft-page-break/>{"name": "Bermuda", "code": "BM"}, </text:p>
      <text:p text:style-name="P46">{"name": "Bhutan", "code": "BT"}, </text:p>
      <text:p text:style-name="P46">{"name": "Bolivia", "code": "BO"}, </text:p>
      <text:p text:style-name="P46">{"name": "Bosnia and Herzegovina", "code": "BA"}, </text:p>
      <text:p text:style-name="P46">{"name": "Botswana", "code": "BW"}, </text:p>
      <text:p text:style-name="P46">{"name": "Bouvet Island", "code": "BV"}, </text:p>
      <text:p text:style-name="P46">{"name": "Brazil", "code": "BR"}, </text:p>
      <text:p text:style-name="P46">{"name": "British Indian Ocean Territory", "code": "IO"}, </text:p>
      <text:p text:style-name="P46">{"name": "Brunei Darussalam", "code": "BN"}, </text:p>
      <text:p text:style-name="P46">{"name": "Bulgaria", "code": "BG"}, </text:p>
      <text:p text:style-name="P46">{"name": "Burkina Faso", "code": "BF"}, </text:p>
      <text:p text:style-name="P46">{"name": "Burundi", "code": "BI"}, </text:p>
      <text:p text:style-name="P46">{"name": "Cambodia", "code": "KH"}, </text:p>
      <text:p text:style-name="P46">{"name": "Cameroon", "code": "CM"}, </text:p>
      <text:p text:style-name="P46">{"name": "Canada", "code": "CA"}, </text:p>
      <text:p text:style-name="P46">{"name": "Cape Verde", "code": "CV"}, </text:p>
      <text:p text:style-name="P46">{"name": "Cayman Islands", "code": "KY"}, </text:p>
      <text:p text:style-name="P46">{"name": "Central African Republic", "code": "CF"}, </text:p>
      <text:p text:style-name="P46">{"name": "Chad", "code": "TD"}, </text:p>
      <text:p text:style-name="P46">{"name": "Chile", "code": "CL"}, </text:p>
      <text:p text:style-name="P46">{"name": "China", "code": "CN"}, </text:p>
      <text:p text:style-name="P46">{"name": "Christmas Island", "code": "CX"}, </text:p>
      <text:p text:style-name="P46">{"name": "Cocos (Keeling) Islands", "code": "CC"}, </text:p>
      <text:p text:style-name="P46">{"name": "Colombia", "code": "CO"}, </text:p>
      <text:p text:style-name="P46">{"name": "Comoros", "code": "KM"}, </text:p>
      <text:p text:style-name="P46"><text:soft-page-break/>{"name": "Congo", "code": "CG"}, </text:p>
      <text:p text:style-name="P46">{"name": "Congo, The Democratic Republic of the", "code": "CD"}, </text:p>
      <text:p text:style-name="P46">{"name": "Cook Islands", "code": "CK"}, </text:p>
      <text:p text:style-name="P46">{"name": "Costa Rica", "code": "CR"}, </text:p>
      <text:p text:style-name="P46">{"name": "Cote D\"Ivoire", "code": "CI"}, </text:p>
      <text:p text:style-name="P46">{"name": "Croatia", "code": "HR"}, </text:p>
      <text:p text:style-name="P46">{"name": "Cuba", "code": "CU"}, </text:p>
      <text:p text:style-name="P46">{"name": "Cyprus", "code": "CY"}, </text:p>
      <text:p text:style-name="P46">{"name": "Czech Republic", "code": "CZ"}, </text:p>
      <text:p text:style-name="P46">{"name": "Denmark", "code": "DK"}, </text:p>
      <text:p text:style-name="P46">{"name": "Djibouti", "code": "DJ"}, </text:p>
      <text:p text:style-name="P46">{"name": "Dominica", "code": "DM"}, </text:p>
      <text:p text:style-name="P46">{"name": "Dominican Republic", "code": "DO"}, </text:p>
      <text:p text:style-name="P46">{"name": "Ecuador", "code": "EC"}, </text:p>
      <text:p text:style-name="P46">{"name": "Egypt", "code": "EG"}, </text:p>
      <text:p text:style-name="P46">{"name": "El Salvador", "code": "SV"}, </text:p>
      <text:p text:style-name="P46">{"name": "Equatorial Guinea", "code": "GQ"}, </text:p>
      <text:p text:style-name="P46">{"name": "Eritrea", "code": "ER"}, </text:p>
      <text:p text:style-name="P46">{"name": "Estonia", "code": "EE"}, </text:p>
      <text:p text:style-name="P46">{"name": "Ethiopia", "code": "ET"}, </text:p>
      <text:p text:style-name="P46">{"name": "Falkland Islands (Malvinas)", "code": "FK"}, </text:p>
      <text:p text:style-name="P46">{"name": "Faroe Islands", "code": "FO"}, </text:p>
      <text:p text:style-name="P46">{"name": "Fiji", "code": "FJ"}, </text:p>
      <text:p text:style-name="P46">{"name": "Finland", "code": "FI"}, </text:p>
      <text:p text:style-name="P46">{"name": "France", "code": "FR"}, </text:p>
      <text:p text:style-name="P46"><text:soft-page-break/>{"name": "French Guiana", "code": "GF"}, </text:p>
      <text:p text:style-name="P46">{"name": "French Polynesia", "code": "PF"}, </text:p>
      <text:p text:style-name="P46">{"name": "French Southern Territories", "code": "TF"}, </text:p>
      <text:p text:style-name="P46">{"name": "Gabon", "code": "GA"}, </text:p>
      <text:p text:style-name="P46">{"name": "Gambia", "code": "GM"}, </text:p>
      <text:p text:style-name="P46">{"name": "Georgia", "code": "GE"}, </text:p>
      <text:p text:style-name="P46">{"name": "Germany", "code": "DE"}, </text:p>
      <text:p text:style-name="P46">{"name": "Ghana", "code": "GH"}, </text:p>
      <text:p text:style-name="P46">{"name": "Gibraltar", "code": "GI"}, </text:p>
      <text:p text:style-name="P46">{"name": "Greece", "code": "GR"}, </text:p>
      <text:p text:style-name="P46">{"name": "Greenland", "code": "GL"}, </text:p>
      <text:p text:style-name="P46">{"name": "Grenada", "code": "GD"}, </text:p>
      <text:p text:style-name="P46">{"name": "Guadeloupe", "code": "GP"}, </text:p>
      <text:p text:style-name="P46">{"name": "Guam", "code": "GU"}, </text:p>
      <text:p text:style-name="P46">{"name": "Guatemala", "code": "GT"}, </text:p>
      <text:p text:style-name="P46">{"name": "Guernsey", "code": "GG"}, </text:p>
      <text:p text:style-name="P46">{"name": "Guinea", "code": "GN"}, </text:p>
      <text:p text:style-name="P46">{"name": "Guinea-Bissau", "code": "GW"}, </text:p>
      <text:p text:style-name="P46">{"name": "Guyana", "code": "GY"}, </text:p>
      <text:p text:style-name="P46">{"name": "Haiti", "code": "HT"}, </text:p>
      <text:p text:style-name="P46">{"name": "Heard Island and Mcdonald Islands", "code": "HM"}, </text:p>
      <text:p text:style-name="P46">{"name": "Holy See (Vatican City State)", "code": "VA"}, </text:p>
      <text:p text:style-name="P46">{"name": "Honduras", "code": "HN"}, </text:p>
      <text:p text:style-name="P46">{"name": "Hong Kong", "code": "HK"}, </text:p>
      <text:p text:style-name="P46">{"name": "Hungary", "code": "HU"}, </text:p>
      <text:p text:style-name="P46"><text:soft-page-break/>{"name": "Iceland", "code": "IS"}, </text:p>
      <text:p text:style-name="P46">{"name": "India", "code": "IN"}, </text:p>
      <text:p text:style-name="P46">{"name": "Indonesia", "code": "ID"}, </text:p>
      <text:p text:style-name="P46">{"name": "Iran, Islamic Republic Of", "code": "IR"}, </text:p>
      <text:p text:style-name="P46">{"name": "Iraq", "code": "IQ"}, </text:p>
      <text:p text:style-name="P46">{"name": "Ireland", "code": "IE"}, </text:p>
      <text:p text:style-name="P46">{"name": "Isle of Man", "code": "IM"}, </text:p>
      <text:p text:style-name="P46">{"name": "Israel", "code": "IL"}, </text:p>
      <text:p text:style-name="P46">{"name": "Italy", "code": "IT"}, </text:p>
      <text:p text:style-name="P46">{"name": "Jamaica", "code": "JM"}, </text:p>
      <text:p text:style-name="P46">{"name": "Japan", "code": "JP"}, </text:p>
      <text:p text:style-name="P46">{"name": "Jersey", "code": "JE"}, </text:p>
      <text:p text:style-name="P46">{"name": "Jordan", "code": "JO"}, </text:p>
      <text:p text:style-name="P46">{"name": "Kazakhstan", "code": "KZ"}, </text:p>
      <text:p text:style-name="P46">{"name": "Kenya", "code": "KE"}, </text:p>
      <text:p text:style-name="P46">{"name": "Kiribati", "code": "KI"}, </text:p>
      <text:p text:style-name="P46">{"name": "Korea, Democratic People\"S Republic of", "code": "KP"}, </text:p>
      <text:p text:style-name="P46">{"name": "Korea, Republic of", "code": "KR"}, </text:p>
      <text:p text:style-name="P46">{"name": "Kuwait", "code": "KW"}, </text:p>
      <text:p text:style-name="P46">{"name": "Kyrgyzstan", "code": "KG"}, </text:p>
      <text:p text:style-name="P46">{"name": "Lao People\"S Democratic Republic", "code": "LA"}, </text:p>
      <text:p text:style-name="P46">{"name": "Latvia", "code": "LV"}, </text:p>
      <text:p text:style-name="P46">{"name": "Lebanon", "code": "LB"}, </text:p>
      <text:p text:style-name="P46">{"name": "Lesotho", "code": "LS"}, </text:p>
      <text:p text:style-name="P46">{"name": "Liberia", "code": "LR"}, </text:p>
      <text:p text:style-name="P46"><text:soft-page-break/>{"name": "Libyan Arab Jamahiriya", "code": "LY"}, </text:p>
      <text:p text:style-name="P46">{"name": "Liechtenstein", "code": "LI"}, </text:p>
      <text:p text:style-name="P46">{"name": "Lithuania", "code": "LT"}, </text:p>
      <text:p text:style-name="P46">{"name": "Luxembourg", "code": "LU"}, </text:p>
      <text:p text:style-name="P46">{"name": "Macao", "code": "MO"}, </text:p>
      <text:p text:style-name="P46">{"name": "Macedonia, The Former Yugoslav Republic of", "code": "MK"}, </text:p>
      <text:p text:style-name="P46">{"name": "Madagascar", "code": "MG"}, </text:p>
      <text:p text:style-name="P46">{"name": "Malawi", "code": "MW"}, </text:p>
      <text:p text:style-name="P46">{"name": "Malaysia", "code": "MY"}, </text:p>
      <text:p text:style-name="P46">{"name": "Maldives", "code": "MV"}, </text:p>
      <text:p text:style-name="P46">{"name": "Mali", "code": "ML"}, </text:p>
      <text:p text:style-name="P46">{"name": "Malta", "code": "MT"}, </text:p>
      <text:p text:style-name="P46">{"name": "Marshall Islands", "code": "MH"}, </text:p>
      <text:p text:style-name="P46">{"name": "Martinique", "code": "MQ"}, </text:p>
      <text:p text:style-name="P46">{"name": "Mauritania", "code": "MR"}, </text:p>
      <text:p text:style-name="P46">{"name": "Mauritius", "code": "MU"}, </text:p>
      <text:p text:style-name="P46">{"name": "Mayotte", "code": "YT"}, </text:p>
      <text:p text:style-name="P46">{"name": "Mexico", "code": "MX"}, </text:p>
      <text:p text:style-name="P46">{"name": "Micronesia, Federated States of", "code": "FM"}, </text:p>
      <text:p text:style-name="P46">{"name": "Moldova, Republic of", "code": "MD"}, </text:p>
      <text:p text:style-name="P46">{"name": "Monaco", "code": "MC"}, </text:p>
      <text:p text:style-name="P46">{"name": "Mongolia", "code": "MN"}, </text:p>
      <text:p text:style-name="P46">{"name": "Montenegro", "code": "ME"},</text:p>
      <text:p text:style-name="P46">{"name": "Montserrat", "code": "MS"},</text:p>
      <text:p text:style-name="P46">{"name": "Morocco", "code": "MA"}, </text:p>
      <text:p text:style-name="P46"><text:soft-page-break/>{"name": "Mozambique", "code": "MZ"}, </text:p>
      <text:p text:style-name="P46">{"name": "Myanmar", "code": "MM"}, </text:p>
      <text:p text:style-name="P46">{"name": "Namibia", "code": "NA"}, </text:p>
      <text:p text:style-name="P46">{"name": "Nauru", "code": "NR"}, </text:p>
      <text:p text:style-name="P46">{"name": "Nepal", "code": "NP"}, </text:p>
      <text:p text:style-name="P46">{"name": "Netherlands", "code": "NL"}, </text:p>
      <text:p text:style-name="P46">{"name": "Netherlands Antilles", "code": "AN"}, </text:p>
      <text:p text:style-name="P46">{"name": "New Caledonia", "code": "NC"}, </text:p>
      <text:p text:style-name="P46">{"name": "New Zealand", "code": "NZ"}, </text:p>
      <text:p text:style-name="P46">{"name": "Nicaragua", "code": "NI"}, </text:p>
      <text:p text:style-name="P46">{"name": "Niger", "code": "NE"}, </text:p>
      <text:p text:style-name="P46">{"name": "Nigeria", "code": "NG"}, </text:p>
      <text:p text:style-name="P46">{"name": "Niue", "code": "NU"}, </text:p>
      <text:p text:style-name="P46">{"name": "Norfolk Island", "code": "NF"}, </text:p>
      <text:p text:style-name="P46">{"name": "Northern Mariana Islands", "code": "MP"}, </text:p>
      <text:p text:style-name="P46">{"name": "Norway", "code": "NO"}, </text:p>
      <text:p text:style-name="P46">{"name": "Oman", "code": "OM"}, </text:p>
      <text:p text:style-name="P46">{"name": "Pakistan", "code": "PK"}, </text:p>
      <text:p text:style-name="P46">{"name": "Palau", "code": "PW"}, </text:p>
      <text:p text:style-name="P46">{"name": "Palestinian Territory, Occupied", "code": "PS"}, </text:p>
      <text:p text:style-name="P46">{"name": "Panama", "code": "PA"}, </text:p>
      <text:p text:style-name="P46">{"name": "Papua New Guinea", "code": "PG"}, </text:p>
      <text:p text:style-name="P46">{"name": "Paraguay", "code": "PY"}, </text:p>
      <text:p text:style-name="P46">{"name": "Peru", "code": "PE"}, </text:p>
      <text:p text:style-name="P46">{"name": "Philippines", "code": "PH"}, </text:p>
      <text:p text:style-name="P46"><text:soft-page-break/>{"name": "Pitcairn", "code": "PN"}, </text:p>
      <text:p text:style-name="P46">{"name": "Poland", "code": "PL"}, </text:p>
      <text:p text:style-name="P46">{"name": "Portugal", "code": "PT"}, </text:p>
      <text:p text:style-name="P46">{"name": "Puerto Rico", "code": "PR"}, </text:p>
      <text:p text:style-name="P46">{"name": "Qatar", "code": "QA"}, </text:p>
      <text:p text:style-name="P46">{"name": "Reunion", "code": "RE"}, </text:p>
      <text:p text:style-name="P46">{"name": "Romania", "code": "RO"}, </text:p>
      <text:p text:style-name="P46">{"name": "Russian Federation", "code": "RU"}, </text:p>
      <text:p text:style-name="P46">{"name": "RWANDA", "code": "RW"}, </text:p>
      <text:p text:style-name="P46">{"name": "Saint Helena", "code": "SH"}, </text:p>
      <text:p text:style-name="P46">{"name": "Saint Kitts and Nevis", "code": "KN"}, </text:p>
      <text:p text:style-name="P46">{"name": "Saint Lucia", "code": "LC"}, </text:p>
      <text:p text:style-name="P46">{"name": "Saint Pierre and Miquelon", "code": "PM"}, </text:p>
      <text:p text:style-name="P46">{"name": "Saint Vincent and the Grenadines", "code": "VC"}, </text:p>
      <text:p text:style-name="P46">{"name": "Samoa", "code": "WS"}, </text:p>
      <text:p text:style-name="P46">{"name": "San Marino", "code": "SM"}, </text:p>
      <text:p text:style-name="P46">{"name": "Sao Tome and Principe", "code": "ST"}, </text:p>
      <text:p text:style-name="P46">{"name": "Saudi Arabia", "code": "SA"}, </text:p>
      <text:p text:style-name="P46">{"name": "Senegal", "code": "SN"}, </text:p>
      <text:p text:style-name="P46">{"name": "Serbia", "code": "RS"}, </text:p>
      <text:p text:style-name="P46">{"name": "Seychelles", "code": "SC"}, </text:p>
      <text:p text:style-name="P46">{"name": "Sierra Leone", "code": "SL"}, </text:p>
      <text:p text:style-name="P46">{"name": "Singapore", "code": "SG"}, </text:p>
      <text:p text:style-name="P46">{"name": "Slovakia", "code": "SK"}, </text:p>
      <text:p text:style-name="P46">{"name": "Slovenia", "code": "SI"}, </text:p>
      <text:p text:style-name="P46"><text:soft-page-break/>{"name": "Solomon Islands", "code": "SB"}, </text:p>
      <text:p text:style-name="P46">{"name": "Somalia", "code": "SO"}, </text:p>
      <text:p text:style-name="P46">{"name": "South Africa", "code": "ZA"}, </text:p>
      <text:p text:style-name="P46">{"name": "South Georgia and the South Sandwich Islands", "code": "GS"}, </text:p>
      <text:p text:style-name="P46">{"name": "Spain", "code": "ES"}, </text:p>
      <text:p text:style-name="P46">{"name": "Sri Lanka", "code": "LK"}, </text:p>
      <text:p text:style-name="P46">{"name": "Sudan", "code": "SD"}, </text:p>
      <text:p text:style-name="P46">{"name": "Suriname", "code": "SR"}, </text:p>
      <text:p text:style-name="P46">{"name": "Svalbard and Jan Mayen", "code": "SJ"}, </text:p>
      <text:p text:style-name="P46">{"name": "Swaziland", "code": "SZ"}, </text:p>
      <text:p text:style-name="P46">{"name": "Sweden", "code": "SE"}, </text:p>
      <text:p text:style-name="P46">{"name": "Switzerland", "code": "CH"}, </text:p>
      <text:p text:style-name="P46">{"name": "Syrian Arab Republic", "code": "SY"}, </text:p>
      <text:p text:style-name="P46">{"name": "Taiwan, Province of China", "code": "TW"}, </text:p>
      <text:p text:style-name="P46">{"name": "Tajikistan", "code": "TJ"}, </text:p>
      <text:p text:style-name="P46">{"name": "Tanzania, United Republic of", "code": "TZ"}, </text:p>
      <text:p text:style-name="P46">{"name": "Thailand", "code": "TH"}, </text:p>
      <text:p text:style-name="P46">{"name": "Timor-Leste", "code": "TL"}, </text:p>
      <text:p text:style-name="P46">{"name": "Togo", "code": "TG"}, </text:p>
      <text:p text:style-name="P46">{"name": "Tokelau", "code": "TK"}, </text:p>
      <text:p text:style-name="P46">{"name": "Tonga", "code": "TO"}, </text:p>
      <text:p text:style-name="P46">{"name": "Trinidad and Tobago", "code": "TT"}, </text:p>
      <text:p text:style-name="P46">{"name": "Tunisia", "code": "TN"}, </text:p>
      <text:p text:style-name="P46">{"name": "Turkey", "code": "TR"}, </text:p>
      <text:p text:style-name="P46">{"name": "Turkmenistan", "code": "TM"}, </text:p>
      <text:p text:style-name="P46"><text:soft-page-break/>{"name": "Turks and Caicos Islands", "code": "TC"}, </text:p>
      <text:p text:style-name="P46">{"name": "Tuvalu", "code": "TV"}, </text:p>
      <text:p text:style-name="P46">{"name": "Uganda", "code": "UG"}, </text:p>
      <text:p text:style-name="P46">{"name": "Ukraine", "code": "UA"}, </text:p>
      <text:p text:style-name="P46">{"name": "United Arab Emirates", "code": "AE"}, </text:p>
      <text:p text:style-name="P46">{"name": "United Kingdom", "code": "GB"}, </text:p>
      <text:p text:style-name="P46">{"name": "United States", "code": "US"}, </text:p>
      <text:p text:style-name="P46">{"name": "United States Minor Outlying Islands", "code": "UM"}, </text:p>
      <text:p text:style-name="P46">{"name": "Uruguay", "code": "UY"}, </text:p>
      <text:p text:style-name="P46">{"name": "Uzbekistan", "code": "UZ"}, </text:p>
      <text:p text:style-name="P46">{"name": "Vanuatu", "code": "VU"}, </text:p>
      <text:p text:style-name="P46">{"name": "Venezuela", "code": "VE"}, </text:p>
      <text:p text:style-name="P46">{"name": "Viet Nam", "code": "VN"}, </text:p>
      <text:p text:style-name="P46">{"name": "Virgin Islands, British", "code": "VG"}, </text:p>
      <text:p text:style-name="P46">{"name": "Virgin Islands, U.S.", "code": "VI"}, </text:p>
      <text:p text:style-name="P46">{"name": "Wallis and Futuna", "code": "WF"}, </text:p>
      <text:p text:style-name="P46">{"name": "Western Sahara", "code": "EH"}, </text:p>
      <text:p text:style-name="P46">{"name": "Yemen", "code": "YE"}, </text:p>
      <text:p text:style-name="P46">{"name": "Zambia", "code": "ZM"}, </text:p>
      <text:p text:style-name="P46">{"name": "Zimbabwe", "code": "ZW"} </text:p>
      <text:p text:style-name="P46">]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gency FB" svg:font-family="'Agency FB'" style:font-family-generic="roman" style:font-pitch="variable"/>
    <style:font-face style:name="Algerian" svg:font-family="Algerian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gency FB" fo:font-family="'Agency FB'" style:font-family-generic="roman" style:font-pitch="variable" fo:font-size="18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gency FB" fo:font-family="'Agency FB'" style:font-family-generic="roman" style:font-pitch="variable" fo:font-size="18pt" fo:font-weight="bold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Bodoni MT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Agency FB'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OLODO</meta:initial-creator>
    <meta:editing-cycles>15</meta:editing-cycles>
    <meta:creation-date>2020-02-29T08:10:00</meta:creation-date>
    <dc:date>2020-08-16T08:44:21.548493689</dc:date>
    <meta:editing-duration>P1DT1H43M44S</meta:editing-duration>
    <meta:generator>LibreOffice/6.0.7.3$Linux_X86_64 LibreOffice_project/00m0$Build-3</meta:generator>
    <meta:document-statistic meta:table-count="0" meta:image-count="0" meta:object-count="0" meta:page-count="10" meta:paragraph-count="246" meta:word-count="1123" meta:character-count="9513" meta:non-whitespace-character-count="83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